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ExchangeDataBin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Bean.setSomeArray( String [ ] som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Bean.setPart( Fi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DataBinderTests.testFieldDefaultPreemptsFiel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ExchangeDataBinderTests.testFieldPrefixCausesFieldResetWithIgnore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ExchangeDataBinderTests.testFiel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ExchangeDataBinderTests.testFieldPrefixCausesField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ExchangeDataBinderTests.exchange( MultiValueMap &lt; String , String &gt; form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ExchangeDataBinderTests.testBindingWith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ExchangeDataBinderTests.testBindingWithNestedObjec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ExchangeDataBinderTests.exchangeMultipart( MultiValueMap &lt; String , ? &gt; multipar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ExchangeDataBinderTests.testBindingWithNestedObjectCreationAndWrong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artBean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DataBinderTests.test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ExchangeDataBinderTests.testFieldWithEmptyArra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Bean.setSomePartList( List &lt; FilePart &gt; somePar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Bean.setSomeList( List &lt; ? &gt; so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Bean.getSom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DataBinderTests.testFieldDefaultNon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DataBinderTests.testWithCommaSeparated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Bean.getSom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Property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Bean.getSomePar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